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069cm" fo:margin-left="0.381cm" fo:margin-right="0.55cm" table:align="margins"/>
    </style:style>
    <style:style style:name="Таблица1.A" style:family="table-column">
      <style:table-column-properties style:column-width="2.822cm" style:rel-column-width="11509*"/>
    </style:style>
    <style:style style:name="Таблица1.B" style:family="table-column">
      <style:table-column-properties style:column-width="13.247cm" style:rel-column-width="54026*"/>
    </style:style>
    <style:style style:name="Таблица1.A1" style:family="table-cell">
      <style:table-cell-properties fo:padding="0.097cm" fo:border="non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true" fo:break-before="page"/>
    </style:style>
    <style:style style:name="P5" style:family="paragraph" style:parent-style-name="Text_20_body">
      <style:paragraph-properties fo:margin-left="0cm" fo:margin-right="0cm" fo:text-indent="0cm" style:auto-text-indent="true"/>
    </style:style>
    <style:style style:name="P6" style:family="paragraph" style:parent-style-name="Text_20_body">
      <style:paragraph-properties fo:margin-left="0cm" fo:margin-right="0cm" fo:text-indent="0cm" style:auto-text-indent="true"/>
      <style:text-properties fo:language="ru" fo:country="RU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paragraph-properties fo:text-align="center" style:justify-single-word="false"/>
      <style:text-properties fo:language="ru" fo:country="RU"/>
    </style:style>
    <style:style style:name="P12" style:family="paragraph" style:parent-style-name="Heading_20_1">
      <style:text-properties fo:language="ru" fo:country="RU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fo:language="ru" fo:country="RU"/>
    </style:style>
    <style:style style:name="P15" style:family="paragraph" style:parent-style-name="Heading_20_2">
      <style:paragraph-properties fo:margin-left="0cm" fo:margin-right="0cm" fo:text-indent="0cm" style:auto-text-indent="true"/>
      <style:text-properties fo:language="ru" fo:country="RU"/>
    </style:style>
    <style:style style:name="P16" style:family="paragraph" style:parent-style-name="Text_20_body">
      <style:paragraph-properties fo:margin-left="0cm" fo:margin-right="0cm" fo:text-indent="0cm" style:auto-text-indent="true"/>
    </style:style>
    <style:style style:name="P17" style:family="paragraph" style:parent-style-name="Text_20_body">
      <style:paragraph-properties fo:margin-left="0cm" fo:margin-right="0cm" fo:text-indent="0cm" style:auto-text-indent="true"/>
      <style:text-properties fo:language="ru" fo:country="RU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true"/>
      <style:text-properties fo:language="ru" fo:country="RU"/>
    </style:style>
    <style:style style:name="P19" style:family="paragraph" style:parent-style-name="Text_20_body" style:list-style-name="L1">
      <style:text-properties fo:language="ru" fo:country="RU"/>
    </style:style>
    <style:style style:name="P20" style:family="paragraph" style:parent-style-name="Text_20_body" style:list-style-name="L2">
      <style:text-properties fo:language="ru" fo:country="RU"/>
    </style:style>
    <style:style style:name="P21" style:family="paragraph" style:parent-style-name="Text_20_body" style:list-style-name="L3">
      <style:text-properties fo:language="ru" fo:country="RU"/>
    </style:style>
    <style:style style:name="P22" style:family="paragraph" style:parent-style-name="Text_20_body" style:list-style-name="L4">
      <style:paragraph-properties fo:text-align="start" style:justify-single-word="false"/>
      <style:text-properties fo:language="en" fo:country="US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 text:is-list-header="true"/>
      <text:p text:style-name="P2">РУСАЛ ИТЦ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ТЕХНИЧЕСКОЕ ЗАДАНИЕ</text:p>
      <text:p text:style-name="P2"/>
      <text:p text:style-name="P3">на разработку программного обеспечения <text:span text:style-name="T1">«Аудиосервер» для ВУ АСУТП «ЭлВИС»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Красноярск, 2013 г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7">Оглавление</text:p>
          </text:index-title>
          <text:p text:style-name="P8"><text:s/>1 Введение<text:tab/>3</text:p>
          <text:p text:style-name="P9"><text:s/>1.1 Полное наименование<text:tab/>3</text:p>
          <text:p text:style-name="P9"><text:s/>1.2 Краткое наименование<text:tab/>3</text:p>
          <text:p text:style-name="P8"><text:s/>2 Назначение и цели создания разработки<text:tab/>3</text:p>
          <text:p text:style-name="P9"><text:s/>2.1 Назначение разработки<text:tab/>3</text:p>
          <text:p text:style-name="P9"><text:s/>2.2 Цели разработки<text:tab/>3</text:p>
          <text:p text:style-name="P8"><text:s/>3 Требования к ПО «Аудиосервер» ВУ АСУТП «ЭлВИС»<text:tab/>3</text:p>
          <text:p text:style-name="P9"><text:s/>3.1 Требования к конфигурированию<text:tab/>3</text:p>
          <text:p text:style-name="P9"><text:s/>3.2 Требования к совместимости<text:tab/>3</text:p>
          <text:p text:style-name="P9"><text:s/>3.3 Требования к режимам функционирования<text:tab/>3</text:p>
          <text:p text:style-name="P9"><text:s/>3.4 Требования к диагностированию<text:tab/>4</text:p>
          <text:p text:style-name="P9"><text:s/>3.5 Дополнительные требования к надежности<text:tab/>4</text:p>
          <text:p text:style-name="P9"><text:s/>3.6 Требования по эксплуатации, техническому обслуживанию<text:tab/>4</text:p>
          <text:p text:style-name="P9"><text:s/>3.7 Требования по стандартизации и унификации<text:tab/>4</text:p>
        </text:index-body>
      </text:table-of-content>
      <text:p text:style-name="Text_20_body"/>
      <text:h text:style-name="P13" text:outline-level="1">Введение</text:h>
      <text:h text:style-name="P14" text:outline-level="2">Полное наименование</text:h>
      <text:p text:style-name="P6">Программное обеспечение «Аудиосервер» для ВУ АСУТП «ЭлВИС».</text:p>
      <text:h text:style-name="P14" text:outline-level="2">Краткое наименование</text:h>
      <text:p text:style-name="P6">ПО «Аудиосервер» ВУ АСУТП «ЭлВИС».</text:p>
      <text:h text:style-name="P12" text:outline-level="1">Назначение и цели создания разработки</text:h>
      <text:h text:style-name="P14" text:outline-level="2">Назначение разработки</text:h>
      <text:p text:style-name="P6">Заменить текущую версию программного обеспечения «Аудиосервер» для ВУ АСУТП «ЭлВИС», построенную на основе предварительно записываемых звуковых файлов, на новую версию ПО, использующую машинный синтез речи из текстовых сообщений.</text:p>
      <text:p text:style-name="P6">Интегрировать текущую версию программного обеспечения «Аудиосервер» для работы с многоканальными аудио-устройствами по протоколу «<text:span text:style-name="T2">Asio</text:span>».</text:p>
      <text:h text:style-name="P14" text:outline-level="2">Цели разработки</text:h>
      <text:p text:style-name="P6">Целью разработки новой версии ПО «Аудиосервер» является:</text:p>
      <text:list xml:id="list4200916590064766860" text:style-name="L1">
        <text:list-item>
          <text:p text:style-name="P19">Устранение ограничений, накладываемых использованием предварительно записываемых звуковых файлов.</text:p>
        </text:list-item>
        <text:list-item>
          <text:p text:style-name="P19">Расширение функциональных возможностей ПО «Аудиосервер» ВУ АСУТП «ЭлВИС» (возможность озвучивания любых сообщений, динамически генерируемых ВУ АСУТП «ЭлВИС»).</text:p>
        </text:list-item>
        <text:list-item>
          <text:p text:style-name="P19">Обеспечить упрощение конфигурирования и сопровождения ПО «Аудиосервер» ВУ АСУТП «ЭлВИС».</text:p>
        </text:list-item>
        <text:list-item>
          <text:p text:style-name="P19">Интеграция ПО «Аудиосервер» для работы с многоканальной аудиокартой Focusrite Saffire Pro (20 каналов).</text:p>
        </text:list-item>
      </text:list>
      <text:h text:style-name="P12" text:outline-level="1">Требования к ПО «Аудиосервер» ВУ АСУТП «ЭлВИС»</text:h>
      <text:h text:style-name="P14" text:outline-level="2">Требования к реализации</text:h>
      <text:p text:style-name="P5"><text:span text:style-name="T1">Подсистема синтеза машинной речи в ПО «Аудиосервер» ВУ АСУТП «ЭлВИС» должна быть реализована с помощью </text:span><text:span text:style-name="T2">Microsoft SAPI 4.x</text:span><text:span text:style-name="T1">.</text:span></text:p>
      <text:p text:style-name="P5"><text:span text:style-name="T1">Протокол для взаимодействия с Focusrite Saffire Pro должен быть «</text:span><text:span text:style-name="T2">asio</text:span><text:span text:style-name="T1">». Работа по каждому аудио-каналу должна быть независима, т. е. должна быть предусмотрена возможность параллельного воспроизведения звука по нескольким каналам одного устройства.</text:span></text:p>
      <text:h text:style-name="P14" text:outline-level="2">Требования к конфигурированию</text:h>
      <text:p text:style-name="P6">Все параметры ПО «Аудиосервер» ВУ АСУТП «ЭлВИС», используемые при настройке <text:soft-page-break/>работы с конретным экземпляром АСУТП «ЭлВИС» должны быть частью конфигрурации ПО (для их изменения не должно требоваться перекомпилирование ПО).</text:p>
      <text:h text:style-name="P14" text:outline-level="2">Требования к совместимости</text:h>
      <text:p text:style-name="P6">ПО «Аудиосервер» ВУ АСУТП «ЭлВИС» должно быть совместимо с предыдущей версией ПО на уровне сетевого протокола взаимодействия с ВУ АСУТП «ЭлВИС».</text:p>
      <text:h text:style-name="P14" text:outline-level="2">Требования к режимам функционирования</text:h>
      <text:p text:style-name="P6">ПО «Аудиосервер» ВУ АСУТП «ЭлВИС» должно функционировать в непрерывном, круглосуточном режиме.</text:p>
      <text:h text:style-name="P14" text:outline-level="2">Требования к диагностированию</text:h>
      <text:p text:style-name="P6">Для выявления неисправностей работы ПО «Аудиосервер» ВУ АСУТП «ЭлВИС» должна производится диагностика и архивирование нарушений в работе подсистем.</text:p>
      <text:p text:style-name="P6">Должна предусматриваться следующая диагностика:</text:p>
      <text:list xml:id="list4983662251303400491" text:style-name="L2">
        <text:list-item>
          <text:p text:style-name="P20">запуска подсистем уровня передачи команд;</text:p>
        </text:list-item>
        <text:list-item>
          <text:p text:style-name="P20">запуска подпистем уровня вывода звуковых сообщений;</text:p>
        </text:list-item>
        <text:list-item>
          <text:p text:style-name="P20">контроля неуспешного выполнения команд.</text:p>
        </text:list-item>
      </text:list>
      <text:p text:style-name="P6">Диагностика должна быть реализована в составе ПО «Аудиосервер» ВУ АСУТП «ЭлВИС». В составе ПО далжна быть реализована система журналирования нарушений работы ПО.</text:p>
      <text:h text:style-name="P14" text:outline-level="2">Дополнительные требования к надежности</text:h>
      <text:p text:style-name="P6">Данное програмное обеспечение в целом должно обеспечивать коэффициент технической готовности не ниже 0.998. Среднее время восстановления работоспособности должно быть не более 30 минут.</text:p>
      <text:h text:style-name="P15" text:outline-level="2">Требования по эксплуатации, техническому обслуживанию</text:h>
      <text:p text:style-name="P6">Для надежной работы ПО «Аудиосервер» ВУ АСУТП «ЭлВИС» необходимо:</text:p>
      <text:list xml:id="list5249594720378300029" text:style-name="L3">
        <text:list-item>
          <text:p text:style-name="P21">Обеспечить бесперебойную работу используемых технических средств.</text:p>
        </text:list-item>
        <text:list-item>
          <text:p text:style-name="P21">Обеспечить бесперебойную работу устройств, обеспечивающих доступ в общезаводскую комьютерную сеть.</text:p>
        </text:list-item>
        <text:list-item>
          <text:p text:style-name="P21">Обеспечить выполнение регламентных работ связанных с обслуживанием системы. Регламент экплуатации сводится к поддержанию справности технических, программных средств.</text:p>
        </text:list-item>
        <text:list-item>
          <text:p text:style-name="P21">Обеспечить экплуатацию комплекса технических средств (КТС) и программного обеспечения в строгом соответствии с руководством по эксплуатации ПО «Аудиосервер» ВУ АСУТП «ЭлВИС».</text:p>
        </text:list-item>
        <text:list-item>
          <text:p text:style-name="P21">Объем, последовательность и периодичность планово-предупредительных работ и сервисного обслуживания КТС также приводится в руководстве по эксплуатации ПО «Аудиосервер» ВУ АСУТП «ЭлВИС».</text:p>
        </text:list-item>
      </text:list>
      <text:h text:style-name="P15" text:outline-level="2"><text:soft-page-break/>Требования по стандартизации и унификации</text:h>
      <text:p text:style-name="P18">ПО «Аудиосервер» ВУ АСУТП «ЭлВИС» должно обладать повышенной модификационной сопобностью за счет использования перепрограммирования. Программное обеспечение должно быть приемущественно реализовано на основе существующих пакетов прикладных программ и с помощью следующих языков программирования:</text:p>
      <text:list xml:id="list2340361106191878953" text:style-name="L4">
        <text:list-item>
          <text:p text:style-name="P22">.NET C#;</text:p>
        </text:list-item>
        <text:list-item>
          <text:p text:style-name="P22">Microsoft Visual C++;</text:p>
        </text:list-item>
      </text:list>
      <text:p text:style-name="P6"/>
      <text:p text:style-name="P1"/>
      <text:p text:style-name="Standard"/>
      <text:p text:style-name="P4">В НАСТОЯЩЕМ ДОКУМЕНТЕ ПРИНЯТЫ СЛЕДУЮЩИЕ СОКРАЩЕНИЯ:</text:p>
      <text:p text:style-name="P1"><text:s text:c="9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АСУТП</text:p>
          </table:table-cell>
          <table:table-cell table:style-name="Таблица1.A1" office:value-type="string">
            <text:p text:style-name="P1">автоматизированная система управления технологическим процессом; <text:s/></text:p>
          </table:table-cell>
        </table:table-row>
        <table:table-row>
          <table:table-cell table:style-name="Таблица1.A1" office:value-type="string">
            <text:p text:style-name="P1">ВУ</text:p>
          </table:table-cell>
          <table:table-cell table:style-name="Таблица1.A1" office:value-type="string">
            <text:p text:style-name="P1">верхний уровень;</text:p>
          </table:table-cell>
        </table:table-row>
        <table:table-row>
          <table:table-cell table:style-name="Таблица1.A1" office:value-type="string">
            <text:p text:style-name="P1">ОС</text:p>
          </table:table-cell>
          <table:table-cell table:style-name="Таблица1.A1" office:value-type="string">
            <text:p text:style-name="P1">операционная система;</text:p>
          </table:table-cell>
        </table:table-row>
        <table:table-row>
          <table:table-cell table:style-name="Таблица1.A1" office:value-type="string">
            <text:p text:style-name="P1">ПО</text:p>
          </table:table-cell>
          <table:table-cell table:style-name="Таблица1.A1" office:value-type="string">
            <text:p text:style-name="P1">программное обеспечение;</text:p>
          </table:table-cell>
        </table:table-row>
        <table:table-row>
          <table:table-cell table:style-name="Таблица1.A1" office:value-type="string">
            <text:p text:style-name="P1">ТЗ</text:p>
          </table:table-cell>
          <table:table-cell table:style-name="Таблица1.A1" office:value-type="string">
            <text:p text:style-name="P1">техническое задание.</text:p>
          </table:table-cell>
        </table:table-row>
      </table:table>
      <text:p text:style-name="P1"><text:s text:c="5"/></text:p>
      <text:p text:style-name="P1"><text:s text:c="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Вячеслав Прокопьев</meta:initial-creator>
    <meta:creation-date>2013-12-03T07:01:30.96</meta:creation-date>
    <dc:date>2016-05-19T13:40:08.08</dc:date>
    <dc:creator>Денис Зинченко</dc:creator>
    <meta:editing-duration>P2DT52M40S</meta:editing-duration>
    <meta:editing-cycles>107</meta:editing-cycles>
    <meta:generator>OpenOffice/4.1.2$Win32 OpenOffice.org_project/412m3$Build-9782</meta:generator>
    <meta:document-statistic meta:table-count="1" meta:image-count="0" meta:object-count="0" meta:page-count="6" meta:paragraph-count="78" meta:word-count="619" meta:character-count="4942"/>
  </office:meta>
</office:document-meta>
</file>